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Reflexion<text:s/>de groupe 0 autour de la conception</text:p>
      <text:p text:style-name="Normal"/>
      <text:p text:style-name="Normal">OBJECTIF DE CETTE REFLEXION <text:line-break/>« L'objectif de ce travail est de vous permettre de modéliser, du point de vue informatique, votre problème mais il est essentiel aussi pour l'organisation de votre travail, c'est-à-dire, son découpage en différents sprints et fonctionnalités par exemple. »</text:p>
      <text:p text:style-name="Normal"/>
      <text:p text:style-name="Normal"/>
      <text:p text:style-name="Normal">OBJECTIF DE LA SEMAINE<text:line-break/>« L'objectif de ce mini-projet est de<text:s/>développer, de manière très incrémentale, un système d'analyse de tweets comme prédicteur de résultats d'élections »</text:p>
      <text:p text:style-name="Normal"/>
      <text:p text:style-name="Normal">ANALYSE DES BESOINS<text:line-break/>Ceux qui nous demande de faire cette étude veulent des résultats :<text:s/></text:p>
      <text:p text:style-name="Normal">-<text:s/><text:span text:style-name="T2">lisibles</text:span><text:s/>(donc il faudrait travailler sur la communication des résultats,<text:s/>préférer<text:s/>les graphiques aux tableaux)</text:p>
      <text:p text:style-name="Normal">-<text:s/><text:span text:style-name="T3">exactes</text:span><text:s/>(donc faire attentions à dates, pour que les tweets soient récents,<text:s/>concernent<text:s/>réellement les candidats)</text:p>
      <text:p text:style-name="Normal">-<text:s/><text:span text:style-name="T4">complet</text:span><text:span text:style-name="T5">s</text:span><text:s/>(donc faire attention à ce<text:s/>que les tweets soient représentatifs de l’opinion (par exemples, pondérer les tweets avec le nombre de retweets et de likes – sinon, on risque de mettre tous les tweets aux mêmes niveaux alors<text:s/>qu’ils n’ont pas tous le même impact/popularité)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tif</meta:initial-creator>
    <dc:creator>Actif</dc:creator>
    <meta:creation-date>2018-11-16T09:56:00Z</meta:creation-date>
    <dc:date>2018-11-16T10:10:00Z</dc:date>
    <meta:template xlink:href="Normal" xlink:type="simple"/>
    <meta:editing-cycles>2</meta:editing-cycles>
    <meta:editing-duration>PT840S</meta:editing-duration>
    <meta:document-statistic meta:page-count="1" meta:paragraph-count="2" meta:word-count="171" meta:character-count="1113" meta:row-count="7" meta:non-whitespace-character-count="944"/>
  </office:meta>
</office:document-meta>
</file>